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353cm" fo:line-height="115%"/>
      <style:text-properties fo:font-size="11pt" fo:language="none" fo:country="none" style:font-size-asian="11pt" style:font-size-complex="11pt"/>
    </style:style>
    <style:style style:name="P2" style:family="paragraph" style:parent-style-name="Standard" style:list-style-name="" style:master-page-name="Standard">
      <style:paragraph-properties fo:margin-top="0cm" fo:margin-bottom="0.353cm" fo:line-height="115%" style:page-number="auto"/>
      <style:text-properties fo:font-size="11pt" fo:language="none" fo:country="none" style:font-size-asian="11pt" style:font-size-complex="11pt"/>
    </style:style>
    <style:style style:name="P3" style:family="paragraph" style:parent-style-name="Preformatted_20_Text" style:list-style-name="">
      <style:paragraph-properties fo:margin-top="0cm" fo:margin-bottom="0.353cm" fo:line-height="115%"/>
      <style:text-properties fo:color="#000000" style:font-name="Calibri1" fo:font-size="11pt" fo:language="none" fo:country="none" style:font-size-asian="11pt" style:font-size-complex="11pt"/>
    </style:style>
    <style:style style:name="T1" style:family="text">
      <style:text-properties fo:color="#bbb529"/>
    </style:style>
    <style:style style:name="T2" style:family="text">
      <style:text-properties fo:color="#6a87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notation <text:s/>Spring Boot</text:p>
      <text:p text:style-name="P1">@Controller : Permet de designer la classe comme étant un contrôleur </text:p>
      <text:p text:style-name="P1">@ResponseBody : indique à un contrôleur que l’objet renvoyé est automatiquement sérialisé en JSON et renvoyé dans l’objet HttpResponse </text:p>
      <text:p text:style-name="P1">@RestController : Permet de designer la classe comme étant un Controleur Restful </text:p>
      <text:p text:style-name="P1">@Autowired : permet de faire le lien entre l’interface et la classe, et permet de communiquer avec le “dao” plus facilement </text:p>
      <text:p text:style-name="P1">@RequestBody : mappe le corps HttpRequest a un objet de transfert ou de domaine permettant ainsi la désérialisation du corps HttpRequest <text:s/></text:p>
      <text:p text:style-name="P1">@Bean : c’est un objet instancié, assemblé et géré par un conteneur Spring </text:p>
      <text:p text:style-name="P1">@Entity : permet de <text:s/>mappée à une table de base de données <text:s/>a un model</text:p>
      <text:p text:style-name="P1">@Table: permet de specifiers le nom de la table si elle ne correspond pas au model</text:p>
      <text:p text:style-name="P1">@Id : spécifie la clé primaire d'une entité </text:p>
      <text:p text:style-name="P1">@GenerateValue : permet de spécifier des stratégies de génération pour les valeurs des clés primaires. </text:p>
      <text:p text:style-name="P1">@Repesitory : utilisée pour définir un référentiel </text:p>
      <text:p text:style-name="P1">@PathVariable : indique qu'un paramètre de méthode doit être lié à une variable de modèle d'URI. </text:p>
      <text:p text:style-name="P1">@Get/Post/Put/DeleteMapping : définis le type d’envoi de la méthode </text:p>
      <text:p text:style-name="P1">@EnableSwagger2 : permet d'activer Swagger2 pour votre application Spring Boot </text:p>
      <text:p text:style-name="P1">@Api(): permet de personnaliser un controller pour swagger tags pour le tag et description pour la description</text:p>
      <text:p text:style-name="P3">@ApiOperation(): permet de personnaliser le controller pour swager value pour la descripti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Calibri" fo:font-size="12pt" fo:language="fr" fo:country="FR" style:font-name-asian="Calibri" style:font-size-asian="12pt" style:language-asian="fr" style:country-asian="FR" style:font-name-complex="Calibri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7" meta:word-count="225" meta:character-count="1441"/>
    <dc:date>2019-10-30T14:46:14.70</dc:date>
    <meta:generator>OpenOffice/4.1.5$Win32 OpenOffice.org_project/415m1$Build-9789</meta:generator>
  </office:meta>
</office:document-meta>
</file>